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ação: Projeto Docker com Nginx</text:h>
      <text:h text:style-name="Heading_20_3" text:outline-level="3">Passo 1: Estrutura do Projeto</text:h>
      <text:p text:style-name="Text_20_body">Organize os arquivos do projeto da seguinte maneira:</text:p>
      <text:p text:style-name="Preformatted_20_Text">Copiar código</text:p>
      <text:p text:style-name="P1"><text:span text:style-name="Source_20_Text">dockerfile-compose-nginx/</text:span></text:p>
      <text:p text:style-name="P1"><text:span text:style-name="Source_20_Text">├── Dockerfile</text:span></text:p>
      <text:p text:style-name="P1"><text:span text:style-name="Source_20_Text">├── index.html</text:span></text:p>
      <text:p text:style-name="P2"><text:span text:style-name="Source_20_Text">└── docker-compose.yml</text:span></text:p>
      <text:h text:style-name="Heading_20_3" text:outline-level="3">Passo 2: Criar o Dockerfile</text:h>
      <text:list xml:id="list2477467572" text:style-name="L1">
        <text:list-item>
          <text:p text:style-name="P4">Crie um arquivo chamado <text:span text:style-name="Source_20_Text">Dockerfile</text:span>.</text:p>
        </text:list-item>
        <text:list-item>
          <text:p text:style-name="P3">Adicione o seguinte conteúdo ao <text:span text:style-name="Source_20_Text">Dockerfile</text:span>:</text:p>
        </text:list-item>
      </text:list>
      <text:p text:style-name="Preformatted_20_Text">Dockerfile</text:p>
      <text:p text:style-name="Preformatted_20_Text">Copiar código</text:p>
      <text:p text:style-name="P1"><text:span text:style-name="Source_20_Text"># Use a imagem base do Nginx</text:span></text:p>
      <text:p text:style-name="P1"><text:span text:style-name="Source_20_Text">FROM nginx:latest</text:span></text:p>
      <text:p text:style-name="P1"/>
      <text:p text:style-name="P1"><text:span text:style-name="Source_20_Text"># Copie o arquivo index.html para o diretório padrão do Nginx</text:span></text:p>
      <text:p text:style-name="P1"><text:span text:style-name="Source_20_Text">COPY index.html /usr/share/nginx/html/index.html</text:span></text:p>
      <text:p text:style-name="P1"/>
      <text:p text:style-name="P1"><text:span text:style-name="Source_20_Text"># Exponha a porta 80 para o Nginx</text:span></text:p>
      <text:p text:style-name="P2"><text:span text:style-name="Source_20_Text">EXPOSE 80</text:span></text:p>
      <text:h text:style-name="Heading_20_3" text:outline-level="3">Passo 3: Criar o arquivo index.html</text:h>
      <text:list xml:id="list690361541" text:style-name="L2">
        <text:list-item>
          <text:p text:style-name="P6">Baixe o exemplo de <text:span text:style-name="Source_20_Text">index.html</text:span> do link <text:a xlink:type="simple" xlink:href="https://viacep.com.br/exemplo/jquery/" office:target-frame-name="_new" xlink:show="replace" text:style-name="Internet_20_link" text:visited-style-name="Visited_20_Internet_20_Link">exemplo index.html</text:a>.</text:p>
        </text:list-item>
        <text:list-item>
          <text:p text:style-name="P5">Salve o conteúdo em um arquivo chamado <text:span text:style-name="Source_20_Text">index.html</text:span> no mesmo diretório onde está o <text:span text:style-name="Source_20_Text">Dockerfile</text:span>.</text:p>
        </text:list-item>
      </text:list>
      <text:h text:style-name="Heading_20_3" text:outline-level="3">Passo 4: Criar o arquivo docker-compose.yml</text:h>
      <text:list xml:id="list268515999" text:style-name="L3">
        <text:list-item>
          <text:p text:style-name="P8">Crie um arquivo chamado <text:span text:style-name="Source_20_Text">docker-compose.yml</text:span>.</text:p>
        </text:list-item>
        <text:list-item>
          <text:p text:style-name="P7">Adicione o seguinte conteúdo ao <text:span text:style-name="Source_20_Text">docker-compose.yml</text:span>:</text:p>
        </text:list-item>
      </text:list>
      <text:p text:style-name="Preformatted_20_Text">yaml</text:p>
      <text:p text:style-name="Preformatted_20_Text">Copiar código</text:p>
      <text:p text:style-name="P1"><text:span text:style-name="Source_20_Text">version: '3'</text:span></text:p>
      <text:p text:style-name="P1"><text:span text:style-name="Source_20_Text">services:</text:span></text:p>
      <text:p text:style-name="P1"><text:span text:style-name="Source_20_Text"><text:s text:c="2"/>nginx:</text:span></text:p>
      <text:p text:style-name="P1"><text:span text:style-name="Source_20_Text"><text:s text:c="4"/>build: .</text:span></text:p>
      <text:p text:style-name="P1"><text:span text:style-name="Source_20_Text"><text:s text:c="4"/>ports:</text:span></text:p>
      <text:p text:style-name="P2"><text:span text:style-name="Source_20_Text"><text:s text:c="6"/>- "8080:80"</text:span></text:p>
      <text:h text:style-name="Heading_20_3" text:outline-level="3">Passo 5: Build e Execução dos Containers</text:h>
      <text:list xml:id="list1925353316" text:style-name="L4">
        <text:list-item>
          <text:p text:style-name="P9">Abra um terminal e navegue até o diretório do projeto:</text:p>
        </text:list-item>
      </text:list>
      <text:p text:style-name="Preformatted_20_Text">sh</text:p>
      <text:p text:style-name="Preformatted_20_Text">Copiar código</text:p>
      <text:p text:style-name="P2"><text:span text:style-name="Source_20_Text">cd /path/to/dockerfile-compose-nginx</text:span></text:p>
      <text:list xml:id="list2375702000" text:style-name="L5">
        <text:list-item>
          <text:p text:style-name="P10"><text:soft-page-break/>Construa a imagem Docker e inicie o container usando Docker Compose:</text:p>
        </text:list-item>
      </text:list>
      <text:p text:style-name="Preformatted_20_Text">sh</text:p>
      <text:p text:style-name="Preformatted_20_Text">Copiar código</text:p>
      <text:p text:style-name="P2"><text:span text:style-name="Source_20_Text">docker-compose up --build</text:span></text:p>
      <text:list xml:id="list2442756884" text:style-name="L6">
        <text:list-item>
          <text:p text:style-name="P11">Acesse a aplicação no navegador:</text:p>
        </text:list-item>
      </text:list>
      <text:p text:style-name="Text_20_body">Abra o navegador e acesse <text:span text:style-name="Source_20_Text">http://localhost:8080</text:span> para ver a página <text:span text:style-name="Source_20_Text">index.html</text:span>.</text:p>
      <text:h text:style-name="Heading_20_3" text:outline-level="3">Passo 6: Enviar para o GitHub</text:h>
      <text:list xml:id="list1080020213" text:style-name="L7">
        <text:list-item>
          <text:p text:style-name="P12">Inicialize um repositório Git no diretório do projeto:</text:p>
        </text:list-item>
      </text:list>
      <text:p text:style-name="Preformatted_20_Text">sh</text:p>
      <text:p text:style-name="Preformatted_20_Text">Copiar código</text:p>
      <text:p text:style-name="P2"><text:span text:style-name="Source_20_Text">git init</text:span></text:p>
      <text:list xml:id="list712099370" text:style-name="L8">
        <text:list-item>
          <text:p text:style-name="P13">Adicione os arquivos ao repositório:</text:p>
        </text:list-item>
      </text:list>
      <text:p text:style-name="Preformatted_20_Text">sh</text:p>
      <text:p text:style-name="Preformatted_20_Text">Copiar código</text:p>
      <text:p text:style-name="P2"><text:span text:style-name="Source_20_Text">git add .</text:span></text:p>
      <text:list xml:id="list3502373654" text:style-name="L9">
        <text:list-item>
          <text:p text:style-name="P14">Faça um commit dos arquivos:</text:p>
        </text:list-item>
      </text:list>
      <text:p text:style-name="Preformatted_20_Text">sh</text:p>
      <text:p text:style-name="Preformatted_20_Text">Copiar código</text:p>
      <text:p text:style-name="P2"><text:span text:style-name="Source_20_Text">git commit -m "Initial commit"</text:span></text:p>
      <text:list xml:id="list544206851" text:style-name="L10">
        <text:list-item>
          <text:p text:style-name="P15">Crie um repositório no GitHub chamado <text:span text:style-name="Source_20_Text">dockerfile-compose-nginx</text:span>.</text:p>
        </text:list-item>
        <text:list-item>
          <text:p text:style-name="P15">Adicione o repositório remoto e envie os arquivos:</text:p>
        </text:list-item>
      </text:list>
      <text:p text:style-name="Preformatted_20_Text">sh</text:p>
      <text:p text:style-name="Preformatted_20_Text">Copiar código</text:p>
      <text:p text:style-name="P1"><text:span text:style-name="Source_20_Text">git remote add origin https://github.com/your-username/dockerfile-compose-nginx.git</text:span></text:p>
      <text:p text:style-name="P2"><text:span text:style-name="Source_20_Text">git push -u origin master</text:span></text:p>
      <text:h text:style-name="Heading_20_3" text:outline-level="3">Passo 7: Compartilhar o Link</text:h>
      <text:p text:style-name="Text_20_body">Depois de enviar os arquivos para o GitHub, compartilhe o link do repositório no grupo da mentoria.</text:p>
      <text:p text:style-name="Horizontal_20_Line"/>
      <text:h text:style-name="Heading_20_3" text:outline-level="3">Exemplo de Estrutura Final dos Arquivos</text:h>
      <text:h text:style-name="Heading_20_4" text:outline-level="4">Dockerfile</text:h>
      <text:p text:style-name="Preformatted_20_Text">Dockerfile</text:p>
      <text:p text:style-name="Preformatted_20_Text">Copiar código</text:p>
      <text:p text:style-name="P1"><text:span text:style-name="Source_20_Text"># Use a imagem base do Nginx</text:span></text:p>
      <text:p text:style-name="P1"><text:span text:style-name="Source_20_Text">FROM nginx:latest</text:span></text:p>
      <text:p text:style-name="P1"/>
      <text:p text:style-name="P1"><text:span text:style-name="Source_20_Text"># Copie o arquivo index.html para o diretório padrão do Nginx</text:span></text:p>
      <text:p text:style-name="P1"><text:span text:style-name="Source_20_Text">COPY index.html /usr/share/nginx/html/index.html</text:span></text:p>
      <text:p text:style-name="P1"/>
      <text:p text:style-name="P1"><text:span text:style-name="Source_20_Text"># Exponha a porta 80 para o Nginx</text:span></text:p>
      <text:p text:style-name="P2"><text:soft-page-break/><text:span text:style-name="Source_20_Text">EXPOSE 80</text:span></text:p>
      <text:h text:style-name="Heading_20_4" text:outline-level="4">index.html</text:h>
      <text:p text:style-name="Text_20_body">Salve o conteúdo do exemplo de <text:span text:style-name="Source_20_Text">index.html</text:span> conforme fornecido no link.</text:p>
      <text:h text:style-name="Heading_20_4" text:outline-level="4">docker-compose.yml</text:h>
      <text:p text:style-name="Preformatted_20_Text">yaml</text:p>
      <text:p text:style-name="Preformatted_20_Text">Copiar código</text:p>
      <text:p text:style-name="P1"><text:span text:style-name="Source_20_Text">version: '3'</text:span></text:p>
      <text:p text:style-name="P1"><text:span text:style-name="Source_20_Text">services:</text:span></text:p>
      <text:p text:style-name="P1"><text:span text:style-name="Source_20_Text"><text:s text:c="2"/>nginx:</text:span></text:p>
      <text:p text:style-name="P1"><text:span text:style-name="Source_20_Text"><text:s text:c="4"/>build: .</text:span></text:p>
      <text:p text:style-name="P1"><text:span text:style-name="Source_20_Text"><text:s text:c="4"/>ports:</text:span></text:p>
      <text:p text:style-name="P2"><text:span text:style-name="Source_20_Text"><text:s text:c="6"/>- "8080:80"</text:span></text:p>
      <text:p text:style-name="Text_20_body">Seguindo esses passos, você terá um projeto Docker com Nginx configurado, publicado no GitHub e pronto para ser compartilhado com seu grupo de mentori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0:58:45.496031920</meta:creation-date>
    <dc:date>2024-06-08T10:59:10.248966641</dc:date>
    <meta:editing-duration>PT25S</meta:editing-duration>
    <meta:editing-cycles>1</meta:editing-cycles>
    <meta:document-statistic meta:table-count="0" meta:image-count="0" meta:object-count="0" meta:page-count="3" meta:paragraph-count="87" meta:word-count="393" meta:character-count="2531" meta:non-whitespace-character-count="2208"/>
    <meta:generator>LibreOffice/7.3.7.2$Linux_X86_64 LibreOffice_project/30$Build-2</meta:generator>
  </office:meta>
</office:document-meta>
</file>